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style:font-size-asian="20pt" style:language-asian="ja" style:country-asian="JP" style:font-size-complex="22.8500003814697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style:font-size-asian="12pt" style:language-asian="ja" style:country-asian="JP" style:font-size-complex="13.699999809265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language-asian="ja" style:country-asian="JP" style:font-size-complex="13.699999809265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ve Jumper</text:p>
      <text:p text:style-name="P2"/>
      <text:p text:style-name="P3">Project Description</text:p>
      <text:p text:style-name="P2">A platformer using 1D waves as levels. The goal is to survive as long as possible without falling into a trough or being too slow. The level is generated randomly. Player is judged on the amount of time survived.</text:p>
      <text:p text:style-name="P2"/>
      <text:p text:style-name="P3">Gameplay</text:p>
      <text:p text:style-name="P2">Main Mechanic: Jumping onto wave crests to avoid troughs.</text:p>
      <text:p text:style-name="P2">Supporting Mechanics:</text:p>
      <text:p text:style-name="P2">Falling into a trough results in death.</text:p>
      <text:p text:style-name="P2"/>
      <text:p text:style-name="P3">Progression and Challenge</text:p>
      <text:p text:style-name="P2">As player progresses the wave changes and gets more difficult to traverse. Platform will shorten. Level will pass by quicker.</text:p>
      <text:p text:style-name="P2"/>
      <text:p text:style-name="P3">Losing</text:p>
      <text:p text:style-name="P2">You lose if you fall into a trough and touch the bottom.</text:p>
      <text:p text:style-name="P2"/>
      <text:p text:style-name="P3">Similar Games</text:p>
      <text:p text:style-name="P2">Mario</text:p>
      <text:p text:style-name="P2">Line rider</text:p>
      <text:p text:style-name="P2">The Impossible Game</text:p>
      <text:p text:style-name="P2"/>
      <text:p text:style-name="P3">Art style</text:p>
      <text:p text:style-name="P2">Neon - Glowing colors</text:p>
      <text:p text:style-name="P2">Dreamy - pastel</text:p>
      <text:p text:style-name="P2"/>
      <text:p text:style-name="P3">Music</text:p>
      <text:p text:style-name="P2">The music will follow the platforms. The platform's height indicates the note that will play. Sounds will be chimes or synth no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ＭＳ Ｐゴシック" svg:font-family="'ＭＳ Ｐゴシック'" style:font-family-generic="modern" style:font-pitch="fixed"/>
    <style:font-face style:name="IPA Pゴシック" svg:font-family="'IPA Pゴシック', IPAPGothic" style:font-adornments="標準" style:font-family-generic="modern" style:font-pitch="variable"/>
    <style:font-face style:name="IPAゴシック" svg:font-family="IPAゴシック" style:font-adornments="標準" style:font-family-generic="modern" style:font-pitch="variable"/>
    <style:font-face style:name="IPAゴシック1" svg:font-family="IPAゴシック, IPAGothic" style:font-adornments="標準" style:font-family-generic="modern" style:font-pitch="variable"/>
    <style:font-face style:name="IPA P明朝1" svg:font-family="'IPA P明朝', IPAPMincho" style:font-adornments="太字" style:font-family-generic="roman" style:font-pitch="variable"/>
    <style:font-face style:name="IPA P明朝2" svg:font-family="'IPA P明朝', IPAPMincho" style:font-adornments="斜体" style:font-family-generic="roman" style:font-pitch="variable"/>
    <style:font-face style:name="IPA P明朝" svg:font-family="'IPA P明朝', IPAPMincho" style:font-adornments="標準" style:font-family-generic="roman" style:font-pitch="variable"/>
    <style:font-face style:name="IPA明朝" svg:font-family="IPA明朝, IPAMincho" style:font-adornments="標準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 style:punctuation-wrap="simple">
        <style:tab-stops/>
      </style:paragraph-properties>
      <style:text-properties style:font-name="IPA明朝" fo:font-size="10.5pt" style:font-name-asian="IPA明朝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text-align="start" style:justify-single-word="false" fo:keep-with-next="always"/>
      <style:text-properties style:font-name="IPA Pゴシック" fo:font-size="14pt" style:font-name-asian="IPA P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IPA P明朝" fo:font-size="10.5pt" style:font-name-asian="IPA P明朝" style:font-size-asian="10.5pt"/>
    </style:style>
    <style:style style:name="List" style:family="paragraph" style:parent-style-name="Text_20_body" style:class="list">
      <style:paragraph-properties fo:text-align="start" style:justify-single-word="false"/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fo:text-align="start" style:justify-single-word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fo:text-align="start" style:justify-single-word="false" text:number-lines="false" text:line-number="0"/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align="start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align="start" style:justify-single-word="false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fo:text-align="start" style:justify-single-word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in" fo:margin-bottom="0.0417in" fo:text-align="start" style:justify-single-word="false" text:number-lines="false" text:line-number="0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fo:text-align="start" style:justify-single-word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IPAゴシック" fo:font-size="10pt" style:font-name-asian="IPAゴシック" style:font-size-asian="10pt" style:font-name-complex="ＭＳ Ｐゴシック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457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2_20_Start" style:display-name="List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List_20_2_20_End" style:display-name="List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3_20_Start" style:display-name="List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List_20_3_20_End" style:display-name="List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List_20_4_20_Start" style:display-name="List 4 Start" style:family="paragraph" style:parent-style-name="List" style:class="list">
      <style:paragraph-properties fo:margin-left="1in" fo:margin-right="0in" fo:margin-top="0.1665in" fo:margin-bottom="0.0835in" fo:text-indent="-0.25in" style:auto-text-indent="false"/>
    </style:style>
    <style:style style:name="List_20_4_20_End" style:display-name="List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fo:text-indent="0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List_20_5_20_End" style:display-name="List 5 End" style:family="paragraph" style:parent-style-name="List" style:class="list">
      <style:paragraph-properties fo:margin-left="1.25in" fo:margin-right="0in" fo:margin-top="0in" fo:margin-bottom="0.1665in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fo:text-indent="0in" style:auto-text-indent="false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fo:text-indent="0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2_20_Start" style:display-name="Numbering 2 Start" style:family="paragraph" style:parent-style-name="List" style:class="list">
      <style:paragraph-properties fo:margin-left="0.5in" fo:margin-right="0in" fo:margin-top="0.1665in" fo:margin-bottom="0.0835in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fo:text-indent="0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3_20_Start" style:display-name="Numbering 3 Start" style:family="paragraph" style:parent-style-name="List" style:class="list">
      <style:paragraph-properties fo:margin-left="0.75in" fo:margin-right="0in" fo:margin-top="0.1665in" fo:margin-bottom="0.0835in" fo:text-indent="-0.25in" style:auto-text-indent="false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fo:text-indent="0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Numbering_20_5_20_End" style:display-name="Numbering 5 End" style:family="paragraph" style:parent-style-name="List" style:class="list">
      <style:paragraph-properties fo:margin-left="1.25in" fo:margin-right="0in" fo:margin-top="0in" fo:margin-bottom="0.1665in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align="start" style:justify-single-word="false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457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457in" style:auto-text-indent="fals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style:font-name="IPA Pゴシック" style:font-name-asian="IPA Pゴシック"/>
    </style:style>
    <style:style style:name="Footnote_20_Symbol" style:display-name="Footnote Symbol" style:family="text">
      <style:text-properties style:font-name="IPA P明朝" style:font-name-asian="IPA P明朝"/>
    </style:style>
    <style:style style:name="Page_20_Number" style:display-name="Page Number" style:family="text">
      <style:text-properties style:font-name="IPA P明朝" style:font-name-asian="IPA P明朝"/>
    </style:style>
    <style:style style:name="Caption_20_characters" style:display-name="Caption characters" style:family="text">
      <style:text-properties style:font-name="IPA P明朝" style:font-name-asian="IPA P明朝"/>
    </style:style>
    <style:style style:name="Drop_20_Caps" style:display-name="Drop Caps" style:family="text">
      <style:text-properties style:font-name="IPA P明朝" style:font-name-asian="IPA P明朝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IPA P明朝" fo:language="zxx" fo:country="none" style:text-underline-style="solid" style:text-underline-width="auto" style:text-underline-color="font-color" style:font-name-asian="IPA P明朝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IPA P明朝" style:text-underline-style="dotted" style:text-underline-width="auto" style:text-underline-color="font-color" style:font-name-asian="IPA P明朝"/>
    </style:style>
    <style:style style:name="Index_20_Link" style:display-name="Index Link" style:family="text">
      <style:text-properties style:font-name="IPA P明朝" style:font-name-asian="IPA P明朝"/>
    </style:style>
    <style:style style:name="Endnote_20_Symbol" style:display-name="Endnote Symbol" style:family="text">
      <style:text-properties style:font-name="IPA P明朝" style:font-name-asian="IPA P明朝"/>
    </style:style>
    <style:style style:name="Line_20_numbering" style:display-name="Line numbering" style:family="text">
      <style:text-properties style:font-name="IPA P明朝" style:font-name-asian="IPA P明朝"/>
    </style:style>
    <style:style style:name="Main_20_index_20_entry" style:display-name="Main index entry" style:family="text">
      <style:text-properties style:font-name="IPA P明朝1" fo:font-weight="bold" style:font-name-asian="IPA P明朝1" style:font-weight-asian="bold" style:font-weight-complex="bold"/>
    </style:style>
    <style:style style:name="Footnote_20_anchor" style:display-name="Footnote anchor" style:family="text">
      <style:text-properties style:text-position="super 58%" style:font-name="IPA P明朝" style:font-name-asian="IPA P明朝"/>
    </style:style>
    <style:style style:name="Endnote_20_anchor" style:display-name="Endnote anchor" style:family="text">
      <style:text-properties style:text-position="super 58%" style:font-name="IPA P明朝" style:font-name-asian="IPA P明朝"/>
    </style:style>
    <style:style style:name="Rubies" style:family="text">
      <style:text-properties style:font-name="IPA P明朝" fo:font-size="6pt" style:text-underline-style="none" style:font-name-asian="IPA P明朝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IPA P明朝" style:font-name-asian="IPA P明朝" style:text-rotation-angle="90" style:text-rotation-scale="line-height"/>
    </style:style>
    <style:style style:name="Emphasis" style:family="text">
      <style:text-properties style:font-name="IPA P明朝2" fo:font-style="italic" style:font-name-asian="IPA P明朝2" style:font-style-asian="italic" style:font-style-complex="italic"/>
    </style:style>
    <style:style style:name="Citation" style:family="text">
      <style:text-properties style:font-name="IPA P明朝2" fo:font-style="italic" style:font-name-asian="IPA P明朝2" style:font-style-asian="italic" style:font-style-complex="italic"/>
    </style:style>
    <style:style style:name="Strong_20_Emphasis" style:display-name="Strong Emphasis" style:family="text">
      <style:text-properties style:font-name="IPA P明朝1" fo:font-weight="bold" style:font-name-asian="IPA P明朝1" style:font-weight-asian="bold" style:font-weight-complex="bold"/>
    </style:style>
    <style:style style:name="Source_20_Text" style:display-name="Source Text" style:family="text">
      <style:text-properties style:font-name="IPA Pゴシック" style:font-name-asian="IPA Pゴシック" style:font-name-complex="ＭＳ Ｐゴシック"/>
    </style:style>
    <style:style style:name="Example" style:family="text">
      <style:text-properties style:font-name="IPA Pゴシック" style:font-name-asian="IPA Pゴシック" style:font-name-complex="ＭＳ Ｐゴシック"/>
    </style:style>
    <style:style style:name="User_20_Entry" style:display-name="User Entry" style:family="text">
      <style:text-properties style:font-name="IPA Pゴシック" style:font-name-asian="IPA Pゴシック" style:font-name-complex="ＭＳ Ｐゴシック"/>
    </style:style>
    <style:style style:name="Variable" style:family="text">
      <style:text-properties style:font-name="IPA P明朝2" fo:font-style="italic" style:font-name-asian="IPA P明朝2" style:font-style-asian="italic" style:font-style-complex="italic"/>
    </style:style>
    <style:style style:name="Definition" style:family="text">
      <style:text-properties style:font-name="IPA P明朝" style:font-name-asian="IPA P明朝"/>
    </style:style>
    <style:style style:name="Teletype" style:family="text">
      <style:text-properties style:font-name="IPAゴシック1" style:font-name-asian="IPAゴシック1" style:font-name-complex="ＭＳ Ｐゴシック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fo:font-family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fo:font-family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fo:font-family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fo:font-family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fo:font-family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fo:font-family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fo:font-family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fo:font-family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fo:font-family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378in" fo:margin-bottom="1.1811in" fo:margin-left="1.1811in" fo:margin-right="1.1811in" style:writing-mode="lr-tb" style:layout-grid-color="#c0c0c0" style:layout-grid-lines="36" style:layout-grid-base-height="0.25in" style:layout-grid-ruby-height="0.0138in" style:layout-grid-mode="li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7-01-20T18:42:49</meta:creation-date>
    <meta:editing-cycles>1</meta:editing-cycles>
    <meta:editing-duration>P0D</meta:editing-duration>
    <meta:document-statistic meta:table-count="0" meta:image-count="0" meta:object-count="0" meta:page-count="1" meta:paragraph-count="20" meta:word-count="138" meta:character-count="807"/>
    <meta:user-defined meta:name="Info 1"/>
    <meta:user-defined meta:name="Info 2"/>
    <meta:user-defined meta:name="Info 3"/>
    <meta:user-defined meta:name="Info 4"/>
  </office:meta>
</office:document-meta>
</file>